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0f57" officeooo:paragraph-rsid="00010f57"/>
    </style:style>
    <style:style style:name="P2" style:family="paragraph" style:parent-style-name="Standard">
      <style:text-properties officeooo:rsid="00034a5f" officeooo:paragraph-rsid="00034a5f"/>
    </style:style>
    <style:style style:name="P3" style:family="paragraph" style:parent-style-name="Standard">
      <style:text-properties officeooo:rsid="000b835b" officeooo:paragraph-rsid="000b835b"/>
    </style:style>
    <style:style style:name="P4" style:family="paragraph" style:parent-style-name="Standard">
      <style:text-properties officeooo:rsid="000d70f5" officeooo:paragraph-rsid="000d70f5"/>
    </style:style>
    <style:style style:name="P5" style:family="paragraph" style:parent-style-name="Standard">
      <style:text-properties officeooo:rsid="0001e29b" officeooo:paragraph-rsid="0001e29b"/>
    </style:style>
    <style:style style:name="P6" style:family="paragraph" style:parent-style-name="Standard">
      <style:text-properties officeooo:rsid="0027a43d" officeooo:paragraph-rsid="0027a43d"/>
    </style:style>
    <style:style style:name="P7" style:family="paragraph" style:parent-style-name="Standard">
      <style:text-properties officeooo:rsid="0027c28b" officeooo:paragraph-rsid="0027c28b"/>
    </style:style>
    <style:style style:name="P8" style:family="paragraph" style:parent-style-name="Standard" style:list-style-name="L1">
      <style:text-properties officeooo:paragraph-rsid="0009873a"/>
    </style:style>
    <style:style style:name="P9" style:family="paragraph" style:parent-style-name="Standard" style:list-style-name="L1">
      <style:text-properties officeooo:paragraph-rsid="00134551"/>
    </style:style>
    <style:style style:name="P10" style:family="paragraph" style:parent-style-name="Standard" style:list-style-name="L1">
      <style:text-properties officeooo:paragraph-rsid="00010f57"/>
    </style:style>
    <style:style style:name="P11" style:family="paragraph" style:parent-style-name="Standard" style:list-style-name="L1">
      <style:text-properties officeooo:paragraph-rsid="000b835b"/>
    </style:style>
    <style:style style:name="P12" style:family="paragraph" style:parent-style-name="Standard" style:list-style-name="L1">
      <style:text-properties officeooo:rsid="0027c28b" officeooo:paragraph-rsid="0027c28b"/>
    </style:style>
    <style:style style:name="P13" style:family="paragraph" style:parent-style-name="Standard" style:list-style-name="L5">
      <style:text-properties officeooo:rsid="0027c28b" officeooo:paragraph-rsid="0027c28b"/>
    </style:style>
    <style:style style:name="P14" style:family="paragraph" style:parent-style-name="Standard" style:list-style-name="L1">
      <style:text-properties officeooo:rsid="00134551" officeooo:paragraph-rsid="00134551"/>
    </style:style>
    <style:style style:name="P15" style:family="paragraph" style:parent-style-name="Standard" style:list-style-name="L1">
      <style:text-properties officeooo:rsid="00010f57" officeooo:paragraph-rsid="00134551"/>
    </style:style>
    <style:style style:name="P16" style:family="paragraph" style:parent-style-name="Standard" style:list-style-name="L1">
      <style:text-properties officeooo:rsid="00010f57" officeooo:paragraph-rsid="00010f57"/>
    </style:style>
    <style:style style:name="P17" style:family="paragraph" style:parent-style-name="Standard" style:list-style-name="L2">
      <style:text-properties officeooo:rsid="00010f57" officeooo:paragraph-rsid="00010f57"/>
    </style:style>
    <style:style style:name="P18" style:family="paragraph" style:parent-style-name="Standard" style:list-style-name="L3">
      <style:text-properties officeooo:rsid="00010f57" officeooo:paragraph-rsid="00010f57"/>
    </style:style>
    <style:style style:name="P19" style:family="paragraph" style:parent-style-name="Standard" style:list-style-name="L1">
      <style:text-properties officeooo:rsid="0027cb14" officeooo:paragraph-rsid="0027cb14"/>
    </style:style>
    <style:style style:name="P20" style:family="paragraph" style:parent-style-name="Standard" style:list-style-name="L2">
      <style:text-properties officeooo:rsid="002923d8" officeooo:paragraph-rsid="002923d8"/>
    </style:style>
    <style:style style:name="P21" style:family="paragraph" style:parent-style-name="Standard" style:list-style-name="L3">
      <style:text-properties officeooo:rsid="002a8c6d" officeooo:paragraph-rsid="002a8c6d"/>
    </style:style>
    <style:style style:name="P22" style:family="paragraph" style:parent-style-name="Standard" style:list-style-name="L4">
      <style:text-properties officeooo:rsid="002a8c6d" officeooo:paragraph-rsid="002a8c6d"/>
    </style:style>
    <style:style style:name="P23" style:family="paragraph" style:parent-style-name="Standard" style:list-style-name="L4">
      <style:text-properties officeooo:paragraph-rsid="00250a8f"/>
    </style:style>
    <style:style style:name="P24" style:family="paragraph" style:parent-style-name="Standard" style:list-style-name="L4">
      <style:text-properties officeooo:rsid="0001e29b" officeooo:paragraph-rsid="000d70f5"/>
    </style:style>
    <style:style style:name="P25" style:family="paragraph" style:parent-style-name="Standard" style:list-style-name="L5">
      <style:text-properties officeooo:paragraph-rsid="00034a5f"/>
    </style:style>
    <style:style style:name="P26" style:family="paragraph" style:parent-style-name="Standard" style:list-style-name="L5">
      <style:text-properties officeooo:rsid="00034a5f" officeooo:paragraph-rsid="00034a5f"/>
    </style:style>
    <style:style style:name="P27" style:family="paragraph" style:parent-style-name="Standard" style:list-style-name="L5">
      <style:text-properties officeooo:rsid="000b835b" officeooo:paragraph-rsid="000b835b"/>
    </style:style>
    <style:style style:name="P28" style:family="paragraph" style:parent-style-name="Standard" style:list-style-name="L5">
      <style:text-properties officeooo:rsid="000b835b" officeooo:paragraph-rsid="00342455"/>
    </style:style>
    <style:style style:name="P29" style:family="paragraph" style:parent-style-name="Standard" style:list-style-name="L5">
      <style:text-properties officeooo:rsid="00231643" officeooo:paragraph-rsid="00231643"/>
    </style:style>
    <style:style style:name="P30" style:family="paragraph" style:parent-style-name="Standard" style:list-style-name="L5">
      <style:text-properties officeooo:rsid="002bfee7" officeooo:paragraph-rsid="002bfee7"/>
    </style:style>
    <style:style style:name="P31" style:family="paragraph" style:parent-style-name="Standard" style:list-style-name="L5">
      <style:text-properties officeooo:rsid="002f16d5" officeooo:paragraph-rsid="002f16d5"/>
    </style:style>
    <style:style style:name="P32" style:family="paragraph" style:parent-style-name="Standard" style:list-style-name="L5">
      <style:text-properties officeooo:rsid="002dcb2e" officeooo:paragraph-rsid="002dcb2e"/>
    </style:style>
    <style:style style:name="P33" style:family="paragraph" style:parent-style-name="Standard" style:list-style-name="L5">
      <style:text-properties officeooo:rsid="000d70f5" officeooo:paragraph-rsid="000d70f5"/>
    </style:style>
    <style:style style:name="P34" style:family="paragraph" style:parent-style-name="Standard" style:list-style-name="L5">
      <style:text-properties officeooo:rsid="000d70f5" officeooo:paragraph-rsid="00346a94"/>
    </style:style>
    <style:style style:name="P35" style:family="paragraph" style:parent-style-name="Standard">
      <style:text-properties officeooo:rsid="000d70f5" officeooo:paragraph-rsid="000d70f5"/>
    </style:style>
    <style:style style:name="P36" style:family="paragraph" style:parent-style-name="Standard" style:list-style-name="L5">
      <style:text-properties officeooo:rsid="00342455" officeooo:paragraph-rsid="00342455"/>
    </style:style>
    <style:style style:name="P37" style:family="paragraph" style:parent-style-name="Standard" style:list-style-name="L5">
      <style:text-properties officeooo:rsid="00346a94" officeooo:paragraph-rsid="00346a94"/>
    </style:style>
    <style:style style:name="P38" style:family="paragraph" style:parent-style-name="Standard" style:list-style-name="L5">
      <style:text-properties officeooo:rsid="00350931" officeooo:paragraph-rsid="00350931"/>
    </style:style>
    <style:style style:name="T1" style:family="text">
      <style:text-properties officeooo:rsid="00010f57"/>
    </style:style>
    <style:style style:name="T2" style:family="text">
      <style:text-properties officeooo:rsid="000b835b"/>
    </style:style>
    <style:style style:name="T3" style:family="text">
      <style:text-properties officeooo:rsid="000d70f5"/>
    </style:style>
    <style:style style:name="T4" style:family="text">
      <style:text-properties officeooo:rsid="000f3434"/>
    </style:style>
    <style:style style:name="T5" style:family="text">
      <style:text-properties officeooo:rsid="001935e4"/>
    </style:style>
    <style:style style:name="T6" style:family="text">
      <style:text-properties officeooo:rsid="001c7702"/>
    </style:style>
    <style:style style:name="T7" style:family="text">
      <style:text-properties officeooo:rsid="001f3273"/>
    </style:style>
    <style:style style:name="T8" style:family="text">
      <style:text-properties officeooo:rsid="00250a8f"/>
    </style:style>
    <style:style style:name="T9" style:family="text">
      <style:text-properties officeooo:rsid="00034a5f"/>
    </style:style>
    <style:style style:name="T10" style:family="text">
      <style:text-properties officeooo:rsid="0027a43d"/>
    </style:style>
    <style:style style:name="T11" style:family="text">
      <style:text-properties officeooo:rsid="0027c28b"/>
    </style:style>
    <style:style style:name="T12" style:family="text">
      <style:text-properties officeooo:rsid="002923d8"/>
    </style:style>
    <style:style style:name="T13" style:family="text">
      <style:text-properties officeooo:rsid="002a8c6d"/>
    </style:style>
    <style:style style:name="T14" style:family="text">
      <style:text-properties officeooo:rsid="002b9d6c"/>
    </style:style>
    <style:style style:name="T15" style:family="text">
      <style:text-properties officeooo:rsid="002bfee7"/>
    </style:style>
    <style:style style:name="T16" style:family="text">
      <style:text-properties officeooo:rsid="003098e1"/>
    </style:style>
    <style:style style:name="T17" style:family="text">
      <style:text-properties officeooo:rsid="00328216"/>
    </style:style>
    <style:style style:name="T18" style:family="text">
      <style:text-properties officeooo:rsid="00342455"/>
    </style:style>
    <style:style style:name="T19" style:family="text">
      <style:text-properties officeooo:rsid="00346a94"/>
    </style:style>
    <style:style style:name="T20" style:family="text">
      <style:text-properties officeooo:rsid="003509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<text:span text:style-name="T3">SA</text:span> Coding MS Challenge Test Study Guide</text:p>
      <text:p text:style-name="P1"/>
      <text:p text:style-name="P6">Answer the questions <text:span text:style-name="T11">for practice.</text:span></text:p>
      <text:p text:style-name="P7">Don’t worry too much about this. You just need a general idea of all these things.</text:p>
      <text:p text:style-name="P1"/>
      <text:p text:style-name="P1">Computer Hardware:</text:p>
      <text:list xml:id="list4293482103" text:style-name="L1">
        <text:list-item>
          <text:p text:style-name="P12">What is hardware?</text:p>
        </text:list-item>
        <text:list-item>
          <text:p text:style-name="P8"><text:span text:style-name="T10">What is a m</text:span><text:span text:style-name="T1">otherboard?</text:span></text:p>
        </text:list-item>
        <text:list-item>
          <text:p text:style-name="P8"><text:span text:style-name="T10">What is the c</text:span><text:span text:style-name="T1">entral </text:span><text:span text:style-name="T10">p</text:span><text:span text:style-name="T1">rocessing </text:span><text:span text:style-name="T10">u</text:span><text:span text:style-name="T1">nit (CPU)?</text:span></text:p>
        </text:list-item>
        <text:list-item>
          <text:p text:style-name="P12">What are the two major CPU manufacturers for PCs (personal computers)?</text:p>
        </text:list-item>
        <text:list-item>
          <text:p text:style-name="P14"><text:span text:style-name="T10">What is mass s</text:span>torage?</text:p>
        </text:list-item>
        <text:list-item>
          <text:p text:style-name="P9"><text:span text:style-name="T10">What is a </text:span><text:span text:style-name="T12">H</text:span><text:span text:style-name="T1">ard </text:span><text:span text:style-name="T12">D</text:span><text:span text:style-name="T1">isk </text:span><text:span text:style-name="T12">D</text:span><text:span text:style-name="T1">rive (HDD)?</text:span></text:p>
        </text:list-item>
        <text:list-item>
          <text:p text:style-name="P15"><text:span text:style-name="T11">What is a </text:span><text:span text:style-name="T12">S</text:span>olid <text:span text:style-name="T12">S</text:span>tate <text:span text:style-name="T12">D</text:span>rive (SSD)?</text:p>
        </text:list-item>
        <text:list-item>
          <text:p text:style-name="P12">Which is generally faster: HDD or SSD?</text:p>
        </text:list-item>
        <text:list-item>
          <text:p text:style-name="P12">Which is less prone to failure: HDD or SSD? Why?</text:p>
        </text:list-item>
        <text:list-item>
          <text:p text:style-name="P10"><text:span text:style-name="T11">What is r</text:span><text:span text:style-name="T1">andom </text:span><text:span text:style-name="T11">a</text:span><text:span text:style-name="T1">ccess </text:span><text:span text:style-name="T11">m</text:span><text:span text:style-name="T1">emory (RAM)?</text:span></text:p>
        </text:list-item>
        <text:list-item>
          <text:p text:style-name="P12">When is RAM used?</text:p>
        </text:list-item>
        <text:list-item>
          <text:p text:style-name="P12">How is RAM different from mass storage? Why?</text:p>
        </text:list-item>
        <text:list-item>
          <text:p text:style-name="P12">When should mass storage be used over RAM?</text:p>
        </text:list-item>
        <text:list-item>
          <text:p text:style-name="P12">What is cache (in the context of computing)?</text:p>
        </text:list-item>
        <text:list-item>
          <text:p text:style-name="P16"><text:span text:style-name="T11">What is a g</text:span>raphical <text:span text:style-name="T11">p</text:span>rocessing <text:span text:style-name="T11">u</text:span>nit (GPU)?</text:p>
        </text:list-item>
        <text:list-item>
          <text:p text:style-name="P12">What two places does the GPU typically reside?</text:p>
        </text:list-item>
        <text:list-item>
          <text:p text:style-name="P12">What is a clock (in the context of computing)? Hint: it doesn’t tell you what day it is, and it’s very important for a CPU to run.</text:p>
        </text:list-item>
        <text:list-item>
          <text:p text:style-name="P16"><text:span text:style-name="T11">What is the p</text:span>ower <text:span text:style-name="T11">s</text:span>upply <text:span text:style-name="T11">u</text:span>nit (PSU)? <text:span text:style-name="T11">Hint: it doesn’t generate power.</text:span></text:p>
        </text:list-item>
        <text:list-item>
          <text:p text:style-name="P10"><text:span text:style-name="T11">What is </text:span><text:span text:style-name="T12">U</text:span>niversal <text:span text:style-name="T12">S</text:span>erial <text:span text:style-name="T12">B</text:span>us (USB)? <text:span text:style-name="T11">When would you use it?</text:span></text:p>
        </text:list-item>
        <text:list-item>
          <text:p text:style-name="P11"><text:span text:style-name="T11">What is </text:span><text:span text:style-name="T12">S</text:span><text:span text:style-name="T2">ecure </text:span><text:span text:style-name="T12">D</text:span><text:span text:style-name="T2">igital (SD)? </text:span><text:span text:style-name="T11">When would you use it?</text:span></text:p>
        </text:list-item>
        <text:list-item>
          <text:p text:style-name="P19">What is <text:span text:style-name="T12">V</text:span>ideo <text:span text:style-name="T12">G</text:span>raphics <text:span text:style-name="T12">A</text:span>rray (VGA), <text:span text:style-name="T12">D</text:span>igital <text:span text:style-name="T12">V</text:span>isual <text:span text:style-name="T12">I</text:span>nterface (DVI), and <text:span text:style-name="T12">H</text:span>igh-<text:span text:style-name="T12">D</text:span>efinition <text:span text:style-name="T12">M</text:span>ultimedia <text:span text:style-name="T12">I</text:span>nterface (HDMI) for?</text:p>
        </text:list-item>
        <text:list-item>
          <text:p text:style-name="P19">What are routers?</text:p>
        </text:list-item>
        <text:list-item>
          <text:p text:style-name="P19">What are modems?</text:p>
        </text:list-item>
      </text:list>
      <text:p text:style-name="P1"/>
      <text:p text:style-name="P1">Encoding<text:span text:style-name="T2">s</text:span>:</text:p>
      <text:list xml:id="list2185914091" text:style-name="L2">
        <text:list-item>
          <text:p text:style-name="P20">What is an encoding?</text:p>
        </text:list-item>
        <text:list-item>
          <text:p text:style-name="P20">What is binary?</text:p>
        </text:list-item>
        <text:list-item>
          <text:p text:style-name="P20">What is decimal?</text:p>
        </text:list-item>
        <text:list-item>
          <text:p text:style-name="P20">What is octal?</text:p>
        </text:list-item>
        <text:list-item>
          <text:p text:style-name="P20">What is hexadecimal?</text:p>
        </text:list-item>
        <text:list-item>
          <text:p text:style-name="P20">What is base-64?</text:p>
        </text:list-item>
        <text:list-item>
          <text:p text:style-name="P17"><text:span text:style-name="T12">What is </text:span><text:span text:style-name="T5">American Standard Code for Information Interchange (</text:span>ASCII<text:span text:style-name="T5">)?</text:span></text:p>
        </text:list-item>
        <text:list-item>
          <text:p text:style-name="P17"><text:span text:style-name="T12">What is</text:span> <text:span text:style-name="T6">Unicode Transformation Format 8 (</text:span>UTF-8<text:span text:style-name="T6">)?</text:span></text:p>
        </text:list-item>
      </text:list>
      <text:p text:style-name="P1"/>
      <text:p text:style-name="P1">Units of Measure:</text:p>
      <text:list xml:id="list3406000758" text:style-name="L3">
        <text:list-item>
          <text:p text:style-name="P21">What is a bit?</text:p>
        </text:list-item>
        <text:list-item>
          <text:p text:style-name="P21">What is a byte?</text:p>
        </text:list-item>
        <text:list-item>
          <text:p text:style-name="P21">What is a hertz?</text:p>
        </text:list-item>
        <text:list-item>
          <text:p text:style-name="P18"><text:span text:style-name="T13">What are m</text:span><text:span text:style-name="T7">etric prefixes </text:span><text:span text:style-name="T13">(</text:span><text:span text:style-name="T7">k</text:span>ilo, mega, giga, terra, peta<text:span text:style-name="T13">)?</text:span></text:p>
        </text:list-item>
        <text:list-item>
          <text:p text:style-name="P21">What are binary prefixes (kibi, mebi, gibi, tebi, pebi)?</text:p>
        </text:list-item>
        <text:list-item>
          <text:p text:style-name="P21">What is the different between metric and binary prefixes?</text:p>
        </text:list-item>
        <text:list-item>
          <text:p text:style-name="P21"><text:soft-page-break/>Why don’t we really use binary prefixes?</text:p>
        </text:list-item>
        <text:list-item>
          <text:p text:style-name="P21">You buy a thumb drive with 64 gigabytes. However, when you check the properties, the numbers are off. Why is this?</text:p>
        </text:list-item>
      </text:list>
      <text:p text:style-name="P1"/>
      <text:p text:style-name="P5">Firmware:</text:p>
      <text:list xml:id="list2187500077" text:style-name="L4">
        <text:list-item>
          <text:p text:style-name="P22">What is firmware?</text:p>
        </text:list-item>
        <text:list-item>
          <text:p text:style-name="P23"><text:span text:style-name="T13">What is s</text:span><text:span text:style-name="T8">ystem setup?</text:span></text:p>
        </text:list-item>
        <text:list-item>
          <text:p text:style-name="P24"><text:span text:style-name="T13">What is </text:span>BIOS/UEFI?</text:p>
        </text:list-item>
      </text:list>
      <text:p text:style-name="P1"/>
      <text:p text:style-name="P1"><text:span text:style-name="T4">How programming languages work</text:span>:</text:p>
      <text:list xml:id="list2740775373" text:style-name="L5">
        <text:list-item>
          <text:p text:style-name="P25"><text:span text:style-name="T14">What is a c</text:span><text:span text:style-name="T9">ompiler?</text:span></text:p>
        </text:list-item>
        <text:list-item>
          <text:p text:style-name="P26"><text:span text:style-name="T14">What is an a</text:span>ssembler?</text:p>
        </text:list-item>
        <text:list-item>
          <text:p text:style-name="P26"><text:span text:style-name="T14">What is an i</text:span>nterpreter <text:span text:style-name="T14">(in computing)?</text:span></text:p>
        </text:list-item>
        <text:list-item>
          <text:p text:style-name="P26"><text:span text:style-name="T14">What is a</text:span>ssembly?</text:p>
        </text:list-item>
        <text:list-item>
          <text:p text:style-name="P26"><text:span text:style-name="T14">What is a r</text:span>untime environment?</text:p>
        </text:list-item>
        <text:list-item>
          <text:p text:style-name="P26"><text:span text:style-name="T14">What is b</text:span>ytecode?</text:p>
        </text:list-item>
        <text:list-item>
          <text:p text:style-name="P26"><text:span text:style-name="T14">What is m</text:span>achine code?</text:p>
        </text:list-item>
        <text:list-item>
          <text:p text:style-name="P27"><text:span text:style-name="T14">What does it mean for a project to be o</text:span>pen source<text:span text:style-name="T14">? What are some examples of open source projects?</text:span></text:p>
        </text:list-item>
        <text:list-item>
          <text:p text:style-name="P27"><text:span text:style-name="T15">What is a p</text:span>roprietary <text:span text:style-name="T15">program?</text:span></text:p>
        </text:list-item>
        <text:list-item>
          <text:p text:style-name="P29"><text:span text:style-name="T15">What is a h</text:span>igh-level <text:span text:style-name="T15">language? Examples?</text:span></text:p>
        </text:list-item>
        <text:list-item>
          <text:p text:style-name="P29"><text:span text:style-name="T15">What is a l</text:span>ow-level <text:span text:style-name="T15">language? Examples?</text:span></text:p>
        </text:list-item>
        <text:list-item>
          <text:p text:style-name="P30">How are high-level and low-level programming languages different?</text:p>
        </text:list-item>
        <text:list-item>
          <text:p text:style-name="P29"><text:span text:style-name="T15">What does it mean for a programming language to be o</text:span>bject-oriented? <text:span text:style-name="T15">Examples?</text:span></text:p>
        </text:list-item>
      </text:list>
      <text:p text:style-name="P2"/>
      <text:p text:style-name="P4">Programming languages:</text:p>
      <text:list xml:id="list224626536484978" text:continue-numbering="true" text:style-name="L5">
        <text:list-item>
          <text:p text:style-name="P31">What is a programming language</text:p>
        </text:list-item>
        <text:list-item>
          <text:p text:style-name="P32">Identify the following languages and list common uses</text:p>
          <text:list>
            <text:list-item>
              <text:p text:style-name="P27">Java</text:p>
            </text:list-item>
            <text:list-item>
              <text:p text:style-name="P27">C</text:p>
            </text:list-item>
            <text:list-item>
              <text:p text:style-name="P32">C#</text:p>
            </text:list-item>
            <text:list-item>
              <text:p text:style-name="P27">C++</text:p>
            </text:list-item>
            <text:list-item>
              <text:p text:style-name="P27">Python</text:p>
            </text:list-item>
            <text:list-item>
              <text:p text:style-name="P27">JavaScript</text:p>
            </text:list-item>
          </text:list>
        </text:list-item>
      </text:list>
      <text:p text:style-name="P3"/>
      <text:p text:style-name="P4">Variable types:</text:p>
      <text:list xml:id="list224625541020726" text:continue-numbering="true" text:style-name="L5">
        <text:list-item>
          <text:p text:style-name="P27"><text:span text:style-name="T16">What is an i</text:span>nteger <text:span text:style-name="T16">(int)</text:span>?</text:p>
        </text:list-item>
        <text:list-item>
          <text:p text:style-name="P27"><text:span text:style-name="T16">What is a s</text:span>tring <text:span text:style-name="T16">(str)</text:span>?</text:p>
        </text:list-item>
        <text:list-item>
          <text:p text:style-name="P27"><text:span text:style-name="T16">What is a c</text:span>haracter (chr)?</text:p>
        </text:list-item>
        <text:list-item>
          <text:p text:style-name="P28"><text:span text:style-name="T17">What is a f</text:span>loat<text:span text:style-name="T17">ing-point (float) number?</text:span></text:p>
        </text:list-item>
        <text:list-item>
          <text:p text:style-name="P27"><text:span text:style-name="T18">What is a b</text:span>oolean (bool) <text:span text:style-name="T18">value?</text:span></text:p>
        </text:list-item>
        <text:list-item>
          <text:p text:style-name="P36">Why are there different variable types?</text:p>
        </text:list-item>
        <text:list-item>
          <text:p text:style-name="P36">What is type casting?</text:p>
        </text:list-item>
        <text:list-item>
          <text:p text:style-name="P27"><text:span text:style-name="T18">What is a l</text:span>ist?</text:p>
        </text:list-item>
        <text:list-item>
          <text:p text:style-name="P27"><text:span text:style-name="T18">What is an a</text:span>rray?</text:p>
        </text:list-item>
        <text:list-item>
          <text:p text:style-name="P27"><text:span text:style-name="T18">What is a s</text:span>et?</text:p>
        </text:list-item>
        <text:list-item>
          <text:p text:style-name="P27"><text:span text:style-name="T18">What is a d</text:span>ictionary (<text:span text:style-name="T18">m</text:span>ap)?</text:p>
        </text:list-item>
      </text:list>
      <text:p text:style-name="P3"/>
      <text:p text:style-name="P4">Specific coding terms:</text:p>
      <text:list xml:id="list224626119031775" text:continue-numbering="true" text:style-name="L5">
        <text:list-item>
          <text:p text:style-name="P33"><text:soft-page-break/><text:span text:style-name="T18">What are i</text:span>f statement<text:span text:style-name="T18">s?</text:span></text:p>
        </text:list-item>
        <text:list-item>
          <text:p text:style-name="P33"><text:span text:style-name="T18">What are i</text:span>f else statement<text:span text:style-name="T18">s?</text:span></text:p>
        </text:list-item>
        <text:list-item>
          <text:p text:style-name="P33"><text:span text:style-name="T18">What are logic gates?</text:span></text:p>
        </text:list-item>
        <text:list-item>
          <text:p text:style-name="P36">What do each of these logic gates do?</text:p>
          <text:list>
            <text:list-item>
              <text:p text:style-name="P33">OR</text:p>
            </text:list-item>
            <text:list-item>
              <text:p text:style-name="P33">AND</text:p>
            </text:list-item>
            <text:list-item>
              <text:p text:style-name="P33">NOT</text:p>
            </text:list-item>
            <text:list-item>
              <text:p text:style-name="P33">XOR</text:p>
            </text:list-item>
          </text:list>
        </text:list-item>
        <text:list-item>
          <text:p text:style-name="P33"><text:span text:style-name="T18">What is a f</text:span>or loop?</text:p>
        </text:list-item>
        <text:list-item>
          <text:p text:style-name="P33">W<text:span text:style-name="T18">hat is a w</text:span>hile loop?</text:p>
        </text:list-item>
        <text:list-item>
          <text:p text:style-name="P33"><text:span text:style-name="T18">What is a f</text:span>unction?</text:p>
        </text:list-item>
        <text:list-item>
          <text:p text:style-name="P33"><text:span text:style-name="T18">What is an o</text:span>bject?</text:p>
        </text:list-item>
        <text:list-item>
          <text:p text:style-name="P33"><text:span text:style-name="T18">What is a m</text:span>ethod?</text:p>
        </text:list-item>
        <text:list-item>
          <text:p text:style-name="P33"><text:span text:style-name="T18">What is a c</text:span>lass?</text:p>
        </text:list-item>
      </text:list>
      <text:p text:style-name="P3"/>
      <text:p text:style-name="P4">General coding terms:</text:p>
      <text:list xml:id="list224625606163580" text:continue-numbering="true" text:style-name="L5">
        <text:list-item>
          <text:p text:style-name="P27"><text:span text:style-name="T18">What is a b</text:span>ug?</text:p>
        </text:list-item>
        <text:list-item>
          <text:p text:style-name="P33"><text:span text:style-name="T18">What is d</text:span>ebugging?</text:p>
        </text:list-item>
        <text:list-item>
          <text:p text:style-name="P27"><text:span text:style-name="T18">What is c</text:span>ode?</text:p>
        </text:list-item>
        <text:list-item>
          <text:p text:style-name="P27"><text:span text:style-name="T18">What is an a</text:span>lgorithm?</text:p>
        </text:list-item>
        <text:list-item>
          <text:p text:style-name="P27"><text:span text:style-name="T18">What is a p</text:span>rogram?</text:p>
        </text:list-item>
        <text:list-item>
          <text:p text:style-name="P27"><text:span text:style-name="T18">What is d</text:span>ata?</text:p>
        </text:list-item>
        <text:list-item>
          <text:p text:style-name="P33"><text:span text:style-name="T18">What is i</text:span>nput <text:span text:style-name="T18">and output?</text:span></text:p>
        </text:list-item>
      </text:list>
      <text:p text:style-name="P4"/>
      <text:p text:style-name="P4">Internet:</text:p>
      <text:list xml:id="list224625396121575" text:continue-numbering="true" text:style-name="L5">
        <text:list-item>
          <text:p text:style-name="P37">What is the internet?</text:p>
        </text:list-item>
        <text:list-item>
          <text:p text:style-name="P37">What is a packet?</text:p>
        </text:list-item>
        <text:list-item>
          <text:p text:style-name="P37">What is Transmission Control Protocol / Internet Protocol (TCP/IP)?</text:p>
        </text:list-item>
        <text:list-item>
          <text:p text:style-name="P37">What is User Diagram Protocol / Internet Protocol (UDP/IP)?</text:p>
        </text:list-item>
        <text:list-item>
          <text:p text:style-name="P37">How is TCP and UDP different? When may you want to use one over another?</text:p>
        </text:list-item>
        <text:list-item>
          <text:p text:style-name="P37">What is an IP address?</text:p>
        </text:list-item>
        <text:list-item>
          <text:p text:style-name="P37">What is the World Wide Web?</text:p>
        </text:list-item>
        <text:list-item>
          <text:p text:style-name="P37">What is a web browser?</text:p>
        </text:list-item>
        <text:list-item>
          <text:p text:style-name="P34"><text:span text:style-name="T19">What is a domain name?</text:span></text:p>
        </text:list-item>
        <text:list-item>
          <text:p text:style-name="P34"><text:span text:style-name="T19">What is the Domain Name System (</text:span>DNS<text:span text:style-name="T19">)?</text:span></text:p>
        </text:list-item>
        <text:list-item>
          <text:p text:style-name="P33"><text:span text:style-name="T19">What is a Universal Resource Locator (</text:span>URL<text:span text:style-name="T19">)?</text:span></text:p>
        </text:list-item>
        <text:list-item>
          <text:p text:style-name="P37">What is Hypertext Transfer Protocol (HTTP)?</text:p>
        </text:list-item>
        <text:list-item>
          <text:p text:style-name="P37">What is HTTPS? Why do almost all websites today use HTTPS over HTTP?</text:p>
        </text:list-item>
        <text:list-item>
          <text:p text:style-name="P33"><text:span text:style-name="T19">Why is </text:span>HTML, CSS, <text:span text:style-name="T19">and</text:span> JavaScript <text:span text:style-name="T19">important for making basic websites?</text:span></text:p>
        </text:list-item>
        <text:list-item>
          <text:p text:style-name="P33"><text:span text:style-name="T19">What is the f</text:span>ront end <text:span text:style-name="T19">of an application?</text:span></text:p>
        </text:list-item>
        <text:list-item>
          <text:p text:style-name="P33"><text:span text:style-name="T19">What is the b</text:span>ack end <text:span text:style-name="T19">of an application?</text:span></text:p>
        </text:list-item>
        <text:list-item>
          <text:p text:style-name="P33"><text:span text:style-name="T19">What is a s</text:span>erver?</text:p>
        </text:list-item>
        <text:list-item>
          <text:p text:style-name="P33"><text:span text:style-name="T19">What is a c</text:span>lient?</text:p>
        </text:list-item>
        <text:list-item>
          <text:p text:style-name="P13"><text:span text:style-name="T19">What is Ethernet</text:span>?</text:p>
        </text:list-item>
      </text:list>
      <text:p text:style-name="P3"/>
      <text:p text:style-name="P4">Operating systems:</text:p>
      <text:list xml:id="list224624986741911" text:continue-numbering="true" text:style-name="L5">
        <text:list-item>
          <text:p text:style-name="P37">What is an operating system?</text:p>
        </text:list-item>
        <text:list-item>
          <text:p text:style-name="P37">What does Windows, macOS, and Linux have in common?</text:p>
        </text:list-item>
        <text:list-item>
          <text:p text:style-name="P27"><text:span text:style-name="T19">Wh</text:span><text:span text:style-name="T20">at makes Linux different from Windows and macOS</text:span><text:span text:style-name="T19">?</text:span></text:p>
        </text:list-item>
        <text:list-item>
          <text:p text:style-name="P33"><text:soft-page-break/><text:span text:style-name="T19">What does </text:span>Android <text:span text:style-name="T19">and iOS have in common?</text:span></text:p>
        </text:list-item>
        <text:list-item>
          <text:p text:style-name="P38">What operating system dominates personal computers? What operating system is most popular for servers? What operating system is most popular for mobile devices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3T10:50:43.568000000</meta:creation-date>
    <dc:date>2021-05-10T22:43:18.110000000</dc:date>
    <meta:editing-duration>P2DT5M37S</meta:editing-duration>
    <meta:editing-cycles>27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133" meta:word-count="895" meta:character-count="4463" meta:non-whitespace-character-count="3820"/>
  </office:meta>
</office:document-meta>
</file>